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Config.setStart(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Config.setVar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End( Stri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Start(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Coun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Config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get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erConfig.isPer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getVa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getIncrem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formatNumber( lo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unterConfig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getEnd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erConfig.get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IsPerUser( boolean is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Increment( long i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End( lo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setIncrement( String in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Config.iterationStart( LoopItera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unterConfig.getStar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